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Text_20_body" style:list-style-name="L4">
      <style:paragraph-properties fo:margin-top="0in" fo:margin-bottom="0in"/>
    </style:style>
  </office:automatic-styles>
  <office:body>
    <office:text>
      <text:h text:style-name="Heading_20_1" text:outline-level="1"><text:bookmark-start text:name="over-and-underflow"/>Over and Underflow<text:bookmark-end text:name="over-and-underflow"/></text:h>
      <text:h text:style-name="Heading_20_2" text:outline-level="2"><text:bookmark-start text:name="overflow"/>Overflow<text:bookmark-end text:name="overflow"/></text:h>
      <text:list text:style-name="L1">
        <text:list-item>
          <text:p text:style-name="P1">Assume a car has a 4-digit odometer, and currently, it shows <text:span text:style-name="Source_Text">9999</text:span>. What does the odometer show if you drive the car another mile? As you might guess, it shows <text:span text:style-name="Source_Text">0000</text:span> while it should show <text:span text:style-name="Source_Text">10000</text:span>. The reason is the odometer does not have a counter for the fifth digit. Similarly, in C#, when you do arithmetic operations on integral data, the result may not fit in the corresponding data type. This situation is called an <text:span text:style-name="T1">overflow</text:span> error.</text:p>
        </text:list-item>
        <text:list-item>
          <text:p text:style-name="P1">In an unsigned data type variable with <draw:frame draw:style-name="fr1" text:anchor-type="as-char"><draw:object xlink:href="Formula-0/" xlink:type="simple" xlink:show="embed" xlink:actuate="onLoad"/></draw:frame> bits, we can store the numbers from 0 to <draw:frame draw:style-name="fr1" text:anchor-type="as-char"><draw:object xlink:href="Formula-2/" xlink:type="simple" xlink:show="embed" xlink:actuate="onLoad"/></draw:frame>. In signed data type variables, the high order bit represents the sign of the number as follows:</text:p>
        </text:list-item>
        <text:list-item>
          <text:p text:style-name="P1">0 means zero or a positive value</text:p>
        </text:list-item>
        <text:list-item>
          <text:p text:style-name="P1">1 means a negative value</text:p>
        </text:list-item>
        <text:list-item>
          <text:p text:style-name="P1">With the remaining <draw:frame draw:style-name="fr1" text:anchor-type="as-char"><draw:object xlink:href="Formula-4/" xlink:type="simple" xlink:show="embed" xlink:actuate="onLoad"/></draw:frame> bits, we can represent <draw:frame draw:style-name="fr1" text:anchor-type="as-char"><draw:object xlink:href="Formula-6/" xlink:type="simple" xlink:show="embed" xlink:actuate="onLoad"/></draw:frame> values. Hence, considering the sign bit, we can store a number from <draw:frame draw:style-name="fr1" text:anchor-type="as-char"><draw:object xlink:href="Formula-8/" xlink:type="simple" xlink:show="embed" xlink:actuate="onLoad"/></draw:frame> to <draw:frame draw:style-name="fr1" text:anchor-type="as-char"><draw:object xlink:href="Formula-10/" xlink:type="simple" xlink:show="embed" xlink:actuate="onLoad"/></draw:frame> in the variable.</text:p>
        </text:list-item>
        <text:list-item>
          <text:p text:style-name="P1">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1">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may have not studied yet, but that should not prevent you from reading the source code and executing it.)</text:p>
        </text:list-item>
      </text:list>
      <text:p text:style-name="P2">!include code/snippets/overflowExample.cs</text:p>
      <text:list text:style-name="L2">
        <text:list-item>
          <text:p text:style-name="P3">If the user enters 2 and 4,294,967,295, we expect to see the error message (“Error: the sum of loans exceeds the maximum allowance.”). However, this is not what will happen, and the request will be accepted even though it should not have. The reason can be explained as follows:</text:p>
        </text:list-item>
        <text:list-item>
          <text:p text:style-name="P3"><text:span text:style-name="Source_Text">uint</text:span> is a 32-bit data type.</text:p>
        </text:list-item>
        <text:list-item>
          <text:p text:style-name="P3">The binary representation of 2 and 4,294,967,295 are <text:span text:style-name="Source_Text">00000000000000000000000000000010</text:span> and <text:span text:style-name="Source_Text">11111111111111111111111111111111</text:span>.</text:p>
        </text:list-item>
        <text:list-item>
          <text:p text:style-name="P3">Therefore, the sum of these numbers should be <text:span text:style-name="Source_Text">100000000000000000000000000000001</text:span>, which needs 33 bits.</text:p>
        </text:list-item>
        <text:list-item>
          <text:p text:style-name="P3">Nevertheless, there are only 32 bits available for the result, and the extra bits will be dropped, so the result will be <text:span text:style-name="Source_Text">00000000000000000000000000000001</text:span>. This is less than 10,000, so the program will conclude that the sum of the loan values is less than 10,000.</text:p>
        </text:list-item>
      </text:list>
      <text:h text:style-name="Heading_20_2" text:outline-level="2"><text:bookmark-start text:name="underflow"/>Underflow<text:bookmark-end text:name="underflow"/></text:h>
      <text:list text:style-name="L3">
        <text:list-item>
          <text:p text:style-name="P4">Sometimes, the result of arithmetic operations over floating-point numbers is smaller than the minimum value that can be stored in the corresponding data type. This problem is known as the <text:span text:style-name="T1">underflow</text:span> problem.</text:p>
        </text:list-item>
        <text:list-item>
          <text:p text:style-name="P4">In C#, in case of an underflow, the result will be zero.</text:p>
        </text:list-item>
        <text:list-item>
          <text:p text:style-name="P4">For example, the smallest value that can be stored in a <text:span text:style-name="Source_Text">float</text:span> variable is <draw:frame draw:style-name="fr1" text:anchor-type="as-char"><draw:object xlink:href="Formula-12/" xlink:type="simple" xlink:show="embed" xlink:actuate="onLoad"/></draw:frame>. If we attempt to divide this value by 10, the variable will get the value 0, not <draw:frame draw:style-name="fr1" text:anchor-type="as-char"><draw:object xlink:href="Formula-14/" xlink:type="simple" xlink:show="embed" xlink:actuate="onLoad"/></draw:frame>:</text:p>
        </text:list-item>
      </text:list>
      <text:p text:style-name="P5">!include code/snippets/underflowExample.cs</text:p>
      <text:list text:style-name="L4">
        <text:list-item>
          <text:p text:style-name="P6">An underflow error can result in “losing” data in the middle of a series of operations: even if you immediately multiply by 10 again, the intermediate result was less than <draw:frame draw:style-name="fr1" text:anchor-type="as-char"><draw:object xlink:href="Formula-16/" xlink:type="simple" xlink:show="embed" xlink:actuate="onLoad"/></draw:frame>, so the final result is still 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5Z</meta:creation-date>
    <dc:date>2024-08-15T18:01:45Z</dc:date>
  </office:meta>
</office:document-meta>
</file>

<file path=Formula-0/content.xml><?xml version="1.0" encoding="utf-8"?>
<math xmlns="http://www.w3.org/1998/Math/MathML" display="inline">
  <mi>N</mi>
</math>
</file>

<file path=Formula-10/content.xml><?xml version="1.0" encoding="utf-8"?>
<math xmlns="http://www.w3.org/1998/Math/MathML" display="inline">
  <mrow>
    <msup>
      <mn>2</mn>
      <mrow>
        <mo stretchy="true" form="prefix">(</mo>
        <mi>N</mi>
        <mo>−</mo>
        <mn>1</mn>
        <mo stretchy="true" form="postfix">)</mo>
      </mrow>
    </msup>
    <mo>−</mo>
    <mn>1</mn>
  </mrow>
</math>
</file>

<file path=Formula-12/content.xml><?xml version="1.0" encoding="utf-8"?>
<math xmlns="http://www.w3.org/1998/Math/MathML" display="inline">
  <mrow>
    <mn>1.5</mn>
    <mo>⋅</mo>
    <msup>
      <mn>10</mn>
      <mrow>
        <mi>−</mi>
        <mn>45</mn>
      </mrow>
    </msup>
  </mrow>
</math>
</file>

<file path=Formula-14/content.xml><?xml version="1.0" encoding="utf-8"?>
<math xmlns="http://www.w3.org/1998/Math/MathML" display="inline">
  <mrow>
    <mn>1.5</mn>
    <mo>⋅</mo>
    <msup>
      <mn>10</mn>
      <mrow>
        <mi>−</mi>
        <mn>46</mn>
      </mrow>
    </msup>
  </mrow>
</math>
</file>

<file path=Formula-16/content.xml><?xml version="1.0" encoding="utf-8"?>
<math xmlns="http://www.w3.org/1998/Math/MathML" display="inline">
  <mrow>
    <mn>1.5</mn>
    <mo>⋅</mo>
    <msup>
      <mn>10</mn>
      <mrow>
        <mi>−</mi>
        <mn>45</mn>
      </mrow>
    </msup>
  </mrow>
</math>
</file>

<file path=Formula-2/content.xml><?xml version="1.0" encoding="utf-8"?>
<math xmlns="http://www.w3.org/1998/Math/MathML" display="inline">
  <mrow>
    <msup>
      <mn>2</mn>
      <mi>N</mi>
    </msup>
    <mo>−</mo>
    <mn>1</mn>
  </mrow>
</math>
</file>

<file path=Formula-4/content.xml><?xml version="1.0" encoding="utf-8"?>
<math xmlns="http://www.w3.org/1998/Math/MathML" display="inline">
  <mrow>
    <mi>N</mi>
    <mo>−</mo>
    <mn>1</mn>
  </mrow>
</math>
</file>

<file path=Formula-6/content.xml><?xml version="1.0" encoding="utf-8"?>
<math xmlns="http://www.w3.org/1998/Math/MathML" display="inline">
  <msup>
    <mn>2</mn>
    <mrow>
      <mo stretchy="true" form="prefix">(</mo>
      <mi>N</mi>
      <mo>−</mo>
      <mn>1</mn>
      <mo stretchy="true" form="postfix">)</mo>
    </mrow>
  </msup>
</math>
</file>

<file path=Formula-8/content.xml><?xml version="1.0" encoding="utf-8"?>
<math xmlns="http://www.w3.org/1998/Math/MathML" display="inline">
  <mrow>
    <mi>−</mi>
    <msup>
      <mn>2</mn>
      <mrow>
        <mo stretchy="true" form="prefix">(</mo>
        <mi>N</mi>
        <mo>−</mo>
        <mn>1</mn>
        <mo stretchy="true" form="postfix">)</mo>
      </mrow>
    </msup>
  </mrow>
</math>
</file>